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 </text:span></text:p>
      <text:p text:style-name="P1"><text:span text:style-name="T1">&lt;html&gt; </text:span></text:p>
      <text:p text:style-name="P1"><text:span text:style-name="T1">&lt;head&gt; </text:span></text:p>
      <text:p text:style-name="P1"><text:span text:style-name="T1">    &lt;meta charset="utf-8" /&gt; </text:span></text:p>
      <text:p text:style-name="P1"><text:span text:style-name="T1">    &lt;title&gt;premier programme!&lt;/title&gt; </text:span></text:p>
      <text:p text:style-name="P1"><text:span text:style-name="T1">&lt;/head&gt; </text:span></text:p>
      <text:p text:style-name="P1"><text:span text:style-name="T1"/></text:p>
      <text:p text:style-name="P1"><text:span text:style-name="T1">&lt;body&gt; </text:span></text:p>
      <text:p text:style-name="P1"><text:span text:style-name="T1"/></text:p>
      <text:p text:style-name="P1"><text:span text:style-name="T1">    &lt;script&gt; </text:span></text:p>
      <text:p text:style-name="P1"><text:span text:style-name="T1">        if (confirm('Pour accéder à ce site vous devez avoir 18 ans ou plus, cliquez sur "OK" si c\'est le cas.')) { </text:span></text:p>
      <text:p text:style-name="P1"><text:span text:style-name="T1">        alert('Vous allez être redirigé vers le site.'); </text:span></text:p>
      <text:p text:style-name="P1"><text:span text:style-name="T1">        } </text:span></text:p>
      <text:p text:style-name="P1"><text:span text:style-name="T1"/></text:p>
      <text:p text:style-name="P1"><text:span text:style-name="T1">        else { </text:span></text:p>
      <text:p text:style-name="P1"><text:span text:style-name="T1">        alert("Désolé, vous n'avez pas accès à ce site."); </text:span></text:p>
      <text:p text:style-name="P1"><text:span text:style-name="T1">        } </text:span></text:p>
      <text:p text:style-name="P1"><text:span text:style-name="T1">    &lt;/script&gt; </text:span></text:p>
      <text:p text:style-name="P1"><text:span text:style-name="T1"/></text:p>
      <text:p text:style-name="P1"><text:span text:style-name="T1">&lt;/body&gt; </text:span></text:p>
      <text:p text:style-name="P1"><text:span text:style-name="T1">&lt;/html&gt;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